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46071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7c37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d355" officeooo:paragraph-rsid="0006d355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d355" officeooo:paragraph-rsid="0006d355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0151c2" style:text-blinking="false" fo:background-color="transparent" style:font-size-asian="11pt" style:font-size-complex="11pt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02934e" style:text-blinking="false" fo:background-color="transparent" style:font-size-asian="11pt" style:font-size-complex="11pt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046071" style:text-blinking="false" fo:background-color="transparent" style:font-size-asian="11pt" style:font-size-complex="11pt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fo:color="#000000"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style:font-size-asian="11pt" style:font-size-complex="11p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color="#000000" style:font-name="Arial" fo:font-size="11pt" fo:language="fr" fo:country="FR" style:font-size-asian="11pt" style:font-size-complex="11pt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language="fr" fo:country="FR" officeooo:rsid="000151c2" officeooo:paragraph-rsid="000151c2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046071"/>
    </style:style>
    <style:style style:name="P17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46071" style:text-blinking="false" fo:background-color="transparent" style:font-size-asian="11pt" style:font-size-complex="11pt"/>
    </style:style>
    <style:style style:name="P19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6d355" style:text-blinking="false" fo:background-color="transparent" style:font-size-asian="11pt" style:font-size-complex="11pt"/>
    </style:style>
    <style:style style:name="P20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7e9d7" style:text-blinking="false" fo:background-color="transparent" style:font-size-asian="11pt" style:font-size-complex="11pt"/>
    </style:style>
    <style:style style:name="P21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7c37" style:text-blinking="false" fo:background-color="transparent" style:font-size-asian="11pt" style:font-size-complex="11pt"/>
    </style:style>
    <style:style style:name="P22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014472" style:text-blinking="false" fo:background-color="transparent" style:font-size-asian="11pt" style:font-size-complex="11pt"/>
    </style:style>
    <style:style style:name="P23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0151c2" style:text-blinking="false" fo:background-color="transparent" style:font-size-asian="11pt" style:font-size-complex="11pt"/>
    </style:style>
    <style:style style:name="P24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02934e" style:text-blinking="false" fo:background-color="transparent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rsid="00014472" officeooo:paragraph-rsid="00014472" style:text-blinking="false" fo:background-color="transparent" style:font-size-asian="11pt" style:font-size-complex="11pt"/>
    </style:style>
    <style:style style:name="P26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paragraph-rsid="00014472" style:text-blinking="false" fo:background-color="transparent" style:font-size-asian="11pt" style:font-size-complex="11pt"/>
    </style:style>
    <style:style style:name="P27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c8d0" style:text-blinking="false" fo:background-color="transparent" style:font-size-asian="11pt" style:font-size-complex="11pt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c8d0" style:text-blinking="false" fo:background-color="transparent" style:font-size-asian="11pt" style:font-size-complex="11pt"/>
    </style:style>
    <style:style style:name="P3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8c8d0" style:text-blinking="false" fo:background-color="transparent" style:font-size-asian="11pt" style:font-size-complex="11pt"/>
    </style:style>
    <style:style style:name="T1" style:family="text">
      <style:text-properties officeooo:rsid="000151c2"/>
    </style:style>
    <style:style style:name="T2" style:family="text">
      <style:text-properties officeooo:rsid="0002934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rsid="00046071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language="fr" fo:country="FR" fo:font-style="normal" style:text-underline-style="none" fo:font-weight="normal" officeooo:rsid="0005da1c" style:text-blinking="false" fo:background-color="transparent" loext:char-shading-value="0" style:font-size-asian="11pt" style:font-size-complex="11pt"/>
    </style:style>
    <style:style style:name="T5" style:family="text">
      <style:text-properties officeooo:rsid="00046071"/>
    </style:style>
    <style:style style:name="T6" style:family="text">
      <style:text-properties officeooo:rsid="0006d355"/>
    </style:style>
    <style:style style:name="T7" style:family="text">
      <style:text-properties officeooo:rsid="00087c37"/>
    </style:style>
    <style:style style:name="T8" style:family="text">
      <style:text-properties officeooo:rsid="0008c8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LES GRANDES INVENTIONS</text:p>
      <text:p text:style-name="P22"/>
      <text:p text:style-name="P22">Vers -1 600 000 : Les premiers bifaces</text:p>
      <text:p text:style-name="P22">Vers -800 000: La domestication du feu</text:p>
      <text:p text:style-name="P22">Vers -75 000: Les premières créations artistiques</text:p>
      <text:p text:style-name="P24">Vers -33 000 : La flute</text:p>
      <text:p text:style-name="P24">Vers -10 000 : L'arc</text:p>
      <text:p text:style-name="P24">Vers -8000 : L'agriculture</text:p>
      <text:p text:style-name="P24">Vers -6000 : Le vin</text:p>
      <text:p text:style-name="P24">Vers -3500 : La roue</text:p>
      <text:p text:style-name="P24">Vers -3300 : L'écriture cunéiforme</text:p>
      <text:p text:style-name="P24">Vers -2500 : Le savon</text:p>
      <text:p text:style-name="P24">Vers -2000 : La serrure égyptienne</text:p>
      <text:p text:style-name="P22">Vers -1500: Le cadran solaire</text:p>
      <text:p text:style-name="P22">Vers -650 : Les pièces de monnaie</text:p>
      <text:p text:style-name="P22">Vers -400: La catapulte</text:p>
      <text:p text:style-name="P22">-265: La poussée d'Archimède – Archimede</text:p>
      <text:p text:style-name="P22">105: Le papier - Cai Lun</text:p>
      <text:p text:style-name="P22">Vers 800: La poudre noire</text:p>
      <text:p text:style-name="P22">868 : L'imprimerie</text:p>
      <text:p text:style-name="P22">870: Le moulin à vent occidental</text:p>
      <text:p text:style-name="P22">Vers 1000: La boussole</text:p>
      <text:p text:style-name="P22">Vers 1300 : Les lunettes de vue</text:p>
      <text:p text:style-name="P22">1313: Le canon - Berthold le Noir</text:p>
      <text:p text:style-name="P22">1461, 29 mars : Le pistolet</text:p>
      <text:p text:style-name="P22">1498: La brosse à dents</text:p>
      <text:p text:style-name="P22">1590: Le microscope optique Hans et Zacharias Janssen</text:p>
      <text:p text:style-name="P22">1609: La lunette astronomique – Galilée</text:p>
      <text:p text:style-name="P22">1642: La machine à calculer - Blaise Pascal</text:p>
      <text:p text:style-name="P22">1687: La théorie de l'attraction universelle Isaac Newton</text:p>
      <text:p text:style-name="P22">1783, 4 juin : La montgolfière Etienne et Joseph Montgolfier</text:p>
      <text:p text:style-name="P22">1796, 14 mai: La vaccination - Edward Jenner</text:p>
      <text:p text:style-name="P22">1800: La pile électrique - Alessandro Volta</text:p>
      <text:p text:style-name="P22">1804: La locomotive à vapeur - Richard Trevithick</text:p>
      <text:p text:style-name="P22">1816, 17 février : Le stéthoscope - René Laennec</text:p>
      <text:p text:style-name="P22">1826: La photographie - Jospeh Nicéphore Niépce</text:p>
      <text:p text:style-name="P22">1838, 28 septembre: Le télégraphe électrique Samuel Morse</text:p>
      <text:p text:style-name="P22">1865 : La pasteurisation - Louis Pasteur</text:p>
      <text:p text:style-name="P22">1867, 25 novembre: La dynamite - Alfred Nobel</text:p>
      <text:p text:style-name="P22">1876, 14 février:Le téléphone - Alexandre Graham Bell</text:p>
      <text:p text:style-name="P22">1879, octobre: L'ampoule électrique Thomas Edison</text:p>
      <text:p text:style-name="P22">1885, 29 janvier : L'automobile - Carl Benz</text:p>
      <text:p text:style-name="P22">1890, 9 octobre : L'aviation - Clément Ader</text:p>
      <text:p text:style-name="P22">1893: La radio- Nikola Tesla</text:p>
      <text:p text:style-name="P22">1895 : Les rayons X-Wilhelm Röntgen</text:p>
      <text:p text:style-name="P22">1895, 28 décembre: Le cinéma - Frères Lumière</text:p>
      <text:p text:style-name="P22">1915: La loi de la relativité générale Albert Einstein</text:p>
      <text:p text:style-name="P22">1926, 26 janvier: La télévision - John Baird</text:p>
      <text:p text:style-name="P22">1928,3 septembre: La pénicilline Alexander Fleming</text:p>
      <text:p text:style-name="P22">1690: La machine à vapeur à piston - Denis Papin</text:p>
      <text:p text:style-name="P22">1709: Le piano - Bartolomeo Cristofiri</text:p>
      <text:p text:style-name="P22">1752: Le paratonnerre-Benjamin Franklin</text:p>
      <text:p text:style-name="P22">1759: Le sextant - John Bird</text:p>
      <text:p text:style-name="P22"><text:soft-page-break/>1776: Le premier sous-marin militaire David Bushnell</text:p>
      <text:p text:style-name="P22">1935: Le radar - Robert Watson-Watt</text:p>
      <text:p text:style-name="P22">1942: L'ordinateur - John Atanasoff et Clifford Berry</text:p>
      <text:p text:style-name="P22">1953, 25 avril : La structure de l'ADN Watson et Crick</text:p>
      <text:p text:style-name="P22">1957, 4 octobre: Le satellite spatial Spoutnik 1</text:p>
      <text:p text:style-name="P22">1960: Le laser - Theodore Maiman</text:p>
      <text:p text:style-name="P22">1973, 4 avril:Le téléphone portable Martin Cooper</text:p>
      <text:p text:style-name="P22">1974:La carte à puce - Roland Moreno</text:p>
      <text:p text:style-name="P22">1989: Le World Wide Web - Tim Berners-Lee</text:p>
      <text:p text:style-name="P14"/>
      <text:p text:style-name="P14"/>
      <text:p text:style-name="P15">ROIS ET REINES DE FRANCE</text:p>
      <text:p text:style-name="P7"/>
      <text:p text:style-name="P8"><text:bookmark text:name="docs-internal-guid-27bd106c-7fff-725f-6ebb-e7d0b19180c6"/>Vers 430: Clodion envahit le Nord de la Gaule</text:p>
      <text:p text:style-name="P8">463: Childeric le combat à Orléans</text:p>
      <text:p text:style-name="P8">486: Clovis le remporte la bataille de Soissons</text:p>
      <text:p text:style-name="P8">493:Clotilde devient reine des Francs</text:p>
      <text:p text:style-name="P8"><text:span text:style-name="T1">5</text:span>58, 23 décembre: Clotaire ler le Vieux réunifie le royaume des Francs</text:p>
      <text:p text:style-name="P8">613: Clotaire Il condamne la reine Brunehaut</text:p>
      <text:p text:style-name="P8">629: Dagobert le devient roi de tous les Francs</text:p>
      <text:p text:style-name="P8">639: Clovis Il devient roi à 5 ans</text:p>
      <text:p text:style-name="P8">687: Thierry III est vaincu par Pépin de Herstal</text:p>
      <text:p text:style-name="P8">719:Chilperic Il est reconnu roi des Francs</text:p>
      <text:p text:style-name="P8">737: La mort de Thierry IV</text:p>
      <text:p text:style-name="P8">751 : Childéric Ill est écarté du pouvoir</text:p>
      <text:p text:style-name="P8">754, 28 juillet : Pépin le Bref est sacré roi</text:p>
      <text:p text:style-name="P8">800, 25 décembre: Le sacre de Charlemagne</text:p>
      <text:p text:style-name="P8">833, octobre : Louis ler le Pieux est condamné</text:p>
      <text:p text:style-name="P8">843, août : Charles II le Chauve devient roi</text:p>
      <text:p text:style-name="P8">886, novembre : Charles III le Gros négocie le retrait des Normands de Paris</text:p>
      <text:p text:style-name="P8">888, 29 février: Eudes de France est élu roi</text:p>
      <text:p text:style-name="P8">911: Les Vikings à s'installer dans le royaume</text:p>
      <text:p text:style-name="P8">936: Louis IV d'Outremer est rappelé d'exil</text:p>
      <text:p text:style-name="P8">987,21 mai: La dynastie carolingienne s'éteint</text:p>
      <text:p text:style-name="P8">987,3 juillet : Hugues Capet est sacré roi</text:p>
      <text:p text:style-name="P8">1022: Robert II le Pieux réprime l'hérésie orléanaise</text:p>
      <text:p text:style-name="P8">1057, 22 mars : Henri ler est vaincu à Varaville</text:p>
      <text:p text:style-name="P8">1095, 27 novembre: Philippe ler est excommunié</text:p>
      <text:p text:style-name="P8">1134: Louis VI le Gros développe les communes</text:p>
      <text:p text:style-name="P8">1152, 21 mars : Le mariage de Louis VII et d'Aliénor d'Aquitaine est annulé</text:p>
      <text:p text:style-name="P8">1214, 27 juillet : La bataille de Bouvines</text:p>
      <text:p text:style-name="P8">1226, 30 janvier: Louis VIII le Lion part en croisade</text:p>
      <text:p text:style-name="P8">1229, 12 avril : Le Traité de Meaux</text:p>
      <text:p text:style-name="P8">1248: Louis IX part pour la septième croisade</text:p>
      <text:p text:style-name="P8">1271,21 mai: Philippe Ill est de retour à Paris</text:p>
      <text:p text:style-name="P8">1307, 13 octobre : L'arrestation des Templiers</text:p>
      <text:p text:style-name="P23">1315, 3 juillet : L'affranchissement des serfs</text:p>
      <text:p text:style-name="P23">1317, 9 janvier : Philippe Vle Long est sacré roi</text:p>
      <text:p text:style-name="P23">1328, 1er février : La mort de Charles IV le Bel</text:p>
      <text:p text:style-name="P23">1346, 26 août : La bataille de Crécy</text:p>
      <text:p text:style-name="P23">1356, 19 septembre : Jean II le Bon est capturé</text:p>
      <text:p text:style-name="P23">1370, 2 octobre : Du Guesclin chef des armées</text:p>
      <text:p text:style-name="P23">1420, 21 mai: Charles VI fait du roi Henri V d'Angleterre son successeur</text:p>
      <text:p text:style-name="P23"><text:soft-page-break/>1429, 17 juillet : Charles VII est sacré à Reims</text:p>
      <text:p text:style-name="P23">1475, 29 août : Le traité de Picquigny</text:p>
      <text:p text:style-name="P23">1491, 6 décembre: Charles VIII se marie à Anne de Bretagne</text:p>
      <text:p text:style-name="P23">1506, 14 mai: Louis XII : « Père du Peuple »</text:p>
      <text:p text:style-name="P23">1539, 25 août : François ler fait du français la langue officielle du royaume</text:p>
      <text:p text:style-name="P23">1559, 3 avril : Henri Il met un terme aux guerres d'Italie</text:p>
      <text:p text:style-name="P23">1562, 17 janvier : Catherine de Médicis autorise la liberté de culte aux protestants</text:p>
      <text:p text:style-name="P23">1588, 13 mai: Henri III est chassé par les Parisiens</text:p>
      <text:p text:style-name="P23">1594, 27 février : Henri IV le Grand est sacré</text:p>
      <text:p text:style-name="P23">1610, 14 mai: Marie de Médicis devient régente</text:p>
      <text:p text:style-name="P23">1635, 19 mai: Louis XIII engage la France dans la guerre de Trente Ans</text:p>
      <text:p text:style-name="P23">1672, 6 avril : Louis XIV engage la France dans la Guerre de Hollande</text:p>
      <text:p text:style-name="P23">1763, 10 février: Le Canada est cédé aux Anglais</text:p>
      <text:p text:style-name="P23">1774, 10 mai: Marie-Antoinette devient reine</text:p>
      <text:p text:style-name="P23">1793, 21 janvier: Louis XVI est guillotine</text:p>
      <text:p text:style-name="P23">1812, 22 juin : Napoléon le lance la campagne de Russie</text:p>
      <text:p text:style-name="P23">1814,4 juin : Louis XVIII fait adopter une Charte constitutionnelle</text:p>
      <text:p text:style-name="P23">1825, 29 mai : Charles X est sacré</text:p>
      <text:p text:style-name="P23">1830, 9 août : Louis Philippe ler devient roi</text:p>
      <text:p text:style-name="P23">1871, 16 mars : Napoléon III est déchu</text:p>
      <text:p text:style-name="P9"><text:line-break/><text:line-break/><text:span text:style-name="T2">LES FEMMES CÉLÈBRES</text:span></text:p>
      <text:p text:style-name="P7"/>
      <text:p text:style-name="P10"><text:bookmark text:name="docs-internal-guid-86e46713-7fff-e012-98c1-91f425992949"/>Vers -1479: Hatchepsout règne sur l'Égypte</text:p>
      <text:p text:style-name="P10">Vers -630 : Naissance de Sappho</text:p>
      <text:p text:style-name="P10">-51:Cléopâtre VII devient reine d'Egypte</text:p>
      <text:p text:style-name="P10">79: Bérénice est chassée de Rome par Titus</text:p>
      <text:p text:style-name="P10">177 : Sainte Blandine est martyrisée</text:p>
      <text:p text:style-name="P10"><text:span text:style-name="T2">4</text:span>51 : Sainte Geneviève fait face aux Huns</text:p>
      <text:p text:style-name="P10">493:Clotilde devient reine des Francs</text:p>
      <text:p text:style-name="P10">527, 5 août : Théodora devient impératrice</text:p>
      <text:p text:style-name="P10">690, 16 octobre: Wu Zetian règne sur la Chine</text:p>
      <text:p text:style-name="P10">1152, 18 mai: Aliénor d'Aquitaine épouse le futur roi d'Angleterre</text:p>
      <text:p text:style-name="P10">1405:Christine de Pisan publie La Cité des dames</text:p>
      <text:p text:style-name="P10">1429, 17 juillet : Jeanne d'Arc assiste au sacre de Charles VII</text:p>
      <text:p text:style-name="P10">1491, 6 décembre: Anne de Bretagne épouse Charles VIII</text:p>
      <text:p text:style-name="P10">1492, 2 janvier : Isabelle la Catholique achève la Reconquista</text:p>
      <text:p text:style-name="P10">1559, 8 mai: Élisabeth lère d'Angleterre impose définitivement l'Église anglicane</text:p>
      <text:p text:style-name="P10">1562: Thérèse d'Avila réforme l'ordre du Carmel</text:p>
      <text:p text:style-name="P10">1572, 18 août: Marguerite de Valois se marie avec le futur Henri IV</text:p>
      <text:p text:style-name="P10">1607 : Pocahontas sauve John Smith</text:p>
      <text:p text:style-name="P10">1609: Louise Bourgeois publie un catalogue d'obstétrique</text:p>
      <text:p text:style-name="P10">1643, 18 mai: Régence d'Anne d'Autriche</text:p>
      <text:p text:style-name="P10">1678: Madame de La Fayette publie La Princesse de Clèves</text:p>
      <text:p text:style-name="P10">1683, 9 octobre : Madame de Maintenon et Louis XIV se marient</text:p>
      <text:p text:style-name="P10">1745: Madame de Pompadour devient la favorite de Louis XV</text:p>
      <text:p text:style-name="P10">1762, 28 juin : Catherine Il règne sur la Russie</text:p>
      <text:p text:style-name="P10">1779: Elisabeth Vigée Lebrun réalise son 1er portrait de Marie-Antoinette</text:p>
      <text:p text:style-name="P10">1787 : Caroline Herschel devient la première astronome professionnelle</text:p>
      <text:p text:style-name="P10">1791, septembre: Olympe de Gouges rédige la Déclaration des droits de la femme et de la citoyenne 1793, 13 juillet : Charlotte Corday assassine le député Marat</text:p>
      <text:p text:style-name="P10">1804, 18 mai:Joséphine de Beauharnais devient impératrice</text:p>
      <text:p text:style-name="P10"><text:soft-page-break/>1818: Mary Shelley donne naissance à la créature de Frankenstein</text:p>
      <text:p text:style-name="P24">1832: George Sand publie Indiana</text:p>
      <text:p text:style-name="P24">1838, 28 juin : Le couronnement de Victoria 1 ère</text:p>
      <text:p text:style-name="P24">1854, 24 avril : « Sissi » devient impératrice</text:p>
      <text:p text:style-name="P24">1858, 11 février: Bernadette Soubirous témoigne de l'apparition de la Vierge Marie</text:p>
      <text:p text:style-name="P24">1871, décembre: Louise Michel est condamnée</text:p>
      <text:p text:style-name="P24">1874, 15 avril : Berthe Morisot expose au premier Salon des Impressionnistes</text:p>
      <text:p text:style-name="P24">1880: Sarah Bernhardt crée sa compagnie théâtrale</text:p>
      <text:p text:style-name="P24">1884: Camille Claudel intègre l'atelier de Rodin</text:p>
      <text:p text:style-name="P24">1896:Calamity Jane publie sa biographie</text:p>
      <text:p text:style-name="P24">1903, 10 décembre: Marie Curie obtient le prix Nobel de physique</text:p>
      <text:p text:style-name="P24">1910:Coco Chanel ouvre sa première boutique</text:p>
      <text:p text:style-name="P24">1917, 15 octobre : Mata Hari est exécutée</text:p>
      <text:p text:style-name="P24">1920: Agatha Christie publie son premier roman</text:p>
      <text:p text:style-name="P24">1925, 27 mai: Suzanne Lenglen remporte son premier Roland Garros</text:p>
      <text:p text:style-name="P24">1925, 2 octobre: Joséphine Baker conquiert le public français avec La danse sauvage</text:p>
      <text:p text:style-name="P24">1932, 21 mai : Amelia Earhart traverse l'Atlantique en solitaire</text:p>
      <text:p text:style-name="P24">1939, février :Lise Meitner décrit la fission nucléaire</text:p>
      <text:p text:style-name="P24">1942, 12 juin : Anne Franck débute l'écriture de son journal</text:p>
      <text:p text:style-name="P24">1946 : Édith Piaf chante la Vie en Rose</text:p>
      <text:p text:style-name="P24">1947, 7 décembre: Marylin Monroe fait ses premiers pas au cinéma</text:p>
      <text:p text:style-name="P24">1949: Simone de Beauvoir publie Le Deuxième sexe</text:p>
      <text:p text:style-name="P24">1950, 7 octobre: Mère Teresa fonde Les Missionnaires de la Charité</text:p>
      <text:p text:style-name="P24">1951,7 décembre: Maria Callas fait ses débuts</text:p>
      <text:p text:style-name="P24">1955, 1er décembre: Rosa Parks refuse de céder sa place à un blanc dans un bus</text:p>
      <text:p text:style-name="P24">1963, 16 juin : Valentina Tereshkova devient la première femme cosmonaute</text:p>
      <text:p text:style-name="P24">1975, 17 janvier : Simone Veil fait adopter la loi sur l'IVG</text:p>
      <text:p text:style-name="P24">1983: Dian Fossey publie Gorilles dans la brume</text:p>
      <text:p text:style-name="P24">1988, 2 décembre : Benazir Bhutto nommée Premier ministre du Pakistan</text:p>
      <text:p text:style-name="P24">1991: Aung San Suu Kyi reçoit le prix Nobel de la paix</text:p>
      <text:p text:style-name="P24">2005, 8 février : Ellen MacArthur bat le record du tour du monde à la voile</text:p>
      <text:p text:style-name="P7"/>
      <text:p text:style-name="P7"/>
      <text:p text:style-name="P16"><text:span text:style-name="T3">LES M</text:span><text:span text:style-name="T4">ERVEILLES DU MONDE</text:span></text:p>
      <text:p text:style-name="P7"/>
      <text:p text:style-name="P11"><text:bookmark text:name="docs-internal-guid-7fb741d4-7fff-9fe1-4ac5-c89be6334111"/>Vers -2800 : Le site mégalithique de Stonehenge</text:p>
      <text:p text:style-name="P11">Vers -2600 : La pyramide de Khéops</text:p>
      <text:p text:style-name="P11">Vers-1270: Les temples d'Abou Simbel</text:p>
      <text:p text:style-name="P11">Vers -600 : Les jardins suspendus de Babylone</text:p>
      <text:p text:style-name="P11">Vers -550 : Le temple d'Artémis d'Ephèse</text:p>
      <text:p text:style-name="P11">-518: La cité de Persépolis</text:p>
      <text:p text:style-name="P11">-447 : Le Parthenon</text:p>
      <text:p text:style-name="P11">Vers -435: La statue chryséléphantine de Zeus</text:p>
      <text:p text:style-name="P11">-353: Le mausolée d'Halicarnasse</text:p>
      <text:p text:style-name="P11">-297 : Le phare d'Alexandrie</text:p>
      <text:p text:style-name="P11">-292: Le colosse de Rhodes</text:p>
      <text:p text:style-name="P11">-246: Le mausolée de l'empereur Qin Shi Huangdi</text:p>
      <text:p text:style-name="P11">-221: La Grande muraille de Chine Vers</text:p>
      <text:p text:style-name="P11">-100: Le Khazneh de Pétra</text:p>
      <text:p text:style-name="P11">-19: Le temple d'Hérode</text:p>
      <text:p text:style-name="P11">Vers 1: Les rizières de Banaue</text:p>
      <text:p text:style-name="P11">Vers 70: Le Colisée de Rome</text:p>
      <text:p text:style-name="P11">Vers 125: Le théâtre antique de Bosra</text:p>
      <text:p text:style-name="P11"><text:soft-page-break/>Vers 400 : Les géoglyphes d'animaux de Nazca</text:p>
      <text:p text:style-name="P11">Vers 500 : Les Bouddhas de Bâmiyân</text:p>
      <text:p text:style-name="P11">532: La basilique Sainte Sophie de Justinien</text:p>
      <text:p text:style-name="P11">Vers 600: La cité maya de Palenque</text:p>
      <text:p text:style-name="P11">638 : La mosquée sacrée Masjid al-Haram</text:p>
      <text:p text:style-name="P11">713: Le Grand Bouddha de Leshan</text:p>
      <text:p text:style-name="P11">792: La chapelle palatine d'Aix-la-Chapelle</text:p>
      <text:p text:style-name="P11">Vers 800 : Le temple de Borobudur</text:p>
      <text:p text:style-name="P11">Vers 800: La pyramide de Kukulcán de Chichén Itzá</text:p>
      <text:p text:style-name="P11">966 : L’Abbaye du Mont-Saint-Michel</text:p>
      <text:p text:style-name="P11">Vers 1060: La basilique Saint-Marc de Venise</text:p>
      <text:p text:style-name="P11">Vers 1100: Le temple de l'Ananda de Bagan</text:p>
      <text:p text:style-name="P18">Vers 1120 : Le temple Angkor Vat</text:p>
      <text:p text:style-name="P18">1173: La tour de Pise</text:p>
      <text:p text:style-name="P18">1238 : L'Alhambra</text:p>
      <text:p text:style-name="P18">Vers 1250 : Les moai de l'île de Pâques</text:p>
      <text:p text:style-name="P18">1386 : La cathédrale de Milan</text:p>
      <text:p text:style-name="P18">1406 : La Cité interdite</text:p>
      <text:p text:style-name="P18">Vers 1450 : La cité inca de Machu Picchu</text:p>
      <text:p text:style-name="P18">Vers 1500 : Shibam : la Manhattan du désert</text:p>
      <text:p text:style-name="P18">1502 : Le monastère des Hiéronymites</text:p>
      <text:p text:style-name="P18">1506: La basilique Saint-Pierre de Rome</text:p>
      <text:p text:style-name="P18">1555 : La cathédrale Basile-le-Bienheureux</text:p>
      <text:p text:style-name="P18">1583: Le château d'Osaka</text:p>
      <text:p text:style-name="P18">1619: La médersa Cher Dor de Samarkand</text:p>
      <text:p text:style-name="P18">1632: Le Taj Mahal 1645 : Le palais du Potala</text:p>
      <text:p text:style-name="P18">1664: Le château de Versailles</text:p>
      <text:p text:style-name="P18">1769 : La pagode Shwedagon</text:p>
      <text:p text:style-name="P18">1799 : Le palais des Vents</text:p>
      <text:p text:style-name="P18">1840 : Le palais de Westminster</text:p>
      <text:p text:style-name="P18">1869: Le château de Neuschwanstein</text:p>
      <text:p text:style-name="P18">1876: La statue de la Liberté</text:p>
      <text:p text:style-name="P18">1882: La Sagrada Família</text:p>
      <text:p text:style-name="P18">1885 : Le parlement hongrois</text:p>
      <text:p text:style-name="P18">1887: La tour Eiffel</text:p>
      <text:p text:style-name="P18">1907 : La Grande mosquée de Djenné</text:p>
      <text:p text:style-name="P18">1926: Le Christ rédempteur de Rio de Janeiro</text:p>
      <text:p text:style-name="P18">1930: L'Empire State Building</text:p>
      <text:p text:style-name="P18">1959: L'opéra de Sydney</text:p>
      <text:p text:style-name="P18">1992: Les tours Pétronas</text:p>
      <text:p text:style-name="P18">1994: L'hôtel Burj al-Arab</text:p>
      <text:p text:style-name="P12"/>
      <text:p text:style-name="P12"/>
      <text:p text:style-name="P13"><text:span text:style-name="T5">HISTOIRE DU MONDE</text:span><text:line-break/></text:p>
      <text:p text:style-name="P2"><text:bookmark text:name="docs-internal-guid-8bfd0fa0-7fff-8dc4-de69-1b27e359a177"/>Vers -3300 : L'apparition de l'écriture cunéiforme</text:p>
      <text:p text:style-name="P2">Vers -2600: La construction de la pyramide de Khéops</text:p>
      <text:p text:style-name="P2">Vers -2600 : L'apparition de la civilisation Maya</text:p>
      <text:p text:style-name="P2">-2205: La fondation de la 1ere dynastie chinoise</text:p>
      <text:p text:style-name="P2">Vers -1750: La fondation de l'Empire babylonien</text:p>
      <text:p text:style-name="P2">Vers -1100: La fin de la construction du site de Stonehenge</text:p>
      <text:p text:style-name="P2">-776: Les premiers Jeux olympiques antiques</text:p>
      <text:p text:style-name="P2">-753: La fondation de Rome</text:p>
      <text:p text:style-name="P2"><text:soft-page-break/>-586: La destruction du Temple de Salomon</text:p>
      <text:p text:style-name="P2">-561: Le début du règne de Crésus</text:p>
      <text:p text:style-name="P2">-558: La mort de Solon</text:p>
      <text:p text:style-name="P2">-544: Le premier Bouddha atteint le Nirvana</text:p>
      <text:p text:style-name="P2">-479: La mort du philosophe Confucius</text:p>
      <text:p text:style-name="P2">-399: Le procès de Socrate</text:p>
      <text:p text:style-name="P2">-331: Alexandre le Grand entre dans Babylone</text:p>
      <text:p text:style-name="P2">-288: La construction de la bibliothèque d'Alexandrie</text:p>
      <text:p text:style-name="P2">-221: Le début de la construction de la Grande muraille</text:p>
      <text:p text:style-name="P2">-219: Hannibal traverse les Alpes</text:p>
      <text:p text:style-name="P2">-71: Spartacus est vaincu par l'armée romaine</text:p>
      <text:p text:style-name="P2">-52, septembre: Vercingétorix est vaincu par César</text:p>
      <text:p text:style-name="P2">-44,15 mars: L'assassinat de Jules César</text:p>
      <text:p text:style-name="P2">-30,18 août : La mort de Cléopâtre</text:p>
      <text:p text:style-name="P2">33: Jésus de Nazareth est crucifié</text:p>
      <text:p text:style-name="P2">79,24 octobre: La disparition de Pompéi</text:p>
      <text:p text:style-name="P2">380,28 février: Le christianisme devient la religion officielle de l'Empire romain</text:p>
      <text:p text:style-name="P2">451: L'invasion d'Attila le Hun est arrêtée en Gaule</text:p>
      <text:p text:style-name="P2">476,4 septembre: La disparition de l'Empire romain d'Occident</text:p>
      <text:p text:style-name="P2">496,25 décembre: Le baptême de Clovis</text:p>
      <text:p text:style-name="P2">622 : L'Hégire 800,25 décembre: Charlemagne devient empereur</text:p>
      <text:p text:style-name="P2">843,11 août : La signature du traité de Verdun</text:p>
      <text:p text:style-name="P2">982: Erik le Rouge explore le Groenland</text:p>
      <text:p text:style-name="P2">1095, 27 novembre: L'appel du pape Urbain <text:span text:style-name="T5">II</text:span></text:p>
      <text:p text:style-name="P2">1190,10 juin : L'empereur Barberousse périt noyé</text:p>
      <text:p text:style-name="P18">1199: L'instauration du principe d'inquisition</text:p>
      <text:p text:style-name="P18">1206: Gengis Khan fonde l'Empire mongol</text:p>
      <text:p text:style-name="P18">1270, 25 août : La mort de Louis IX</text:p>
      <text:p text:style-name="P18">1298: La parution du Livre des Merveilles de Marco Polo</text:p>
      <text:p text:style-name="P18">1431, 30 mai: Jeanne d'Arc meurt brûlée vive</text:p>
      <text:p text:style-name="P18">1441 : Le début de la Traite négrière atlantique</text:p>
      <text:p text:style-name="P18">1453, 29 mai : La disparition de l'Empire byzantin</text:p>
      <text:p text:style-name="P18">1455: La parution de la Bible de Gutenberg</text:p>
      <text:p text:style-name="P18">1492,12 octobre: Colomb découvre le continent américain</text:p>
      <text:p text:style-name="P18">1521, 3 janvier: Martin Luther est excommunié</text:p>
      <text:p text:style-name="P18">1529, 15 octobre: Soliman le Magnifique abandonne le siège de Vienne</text:p>
      <text:p text:style-name="P18">1532,16 novembre : L'Empire inca est vaincu par Pizarro</text:p>
      <text:p text:style-name="P18">1534, 24 juillet : Jacques Cartier découvre le Canada</text:p>
      <text:p text:style-name="P18">1600, 21 octobre: Le début de l'ère Edo</text:p>
      <text:p text:style-name="P18">1679: Le mandat d'Habeas Corpus</text:p>
      <text:p text:style-name="P18">1772: La parution du dernier volume de l'Encyclopédie</text:p>
      <text:p text:style-name="P18">1776,4 juillet : La signature de la Déclaration d'indépendance américaine</text:p>
      <text:p text:style-name="P18">1788, 26 janvier: La fondation de la première colonie britannique australienne</text:p>
      <text:p text:style-name="P18">1789,26 août : L'adoption de la Déclaration des droits de l'homme et du citoyen</text:p>
      <text:p text:style-name="P18">1804, 2 décembre: Napoléon Bonaparte devient empereur</text:p>
      <text:p text:style-name="P18">1865, 31 janvier: L'abolition de l'esclavage aux Etats-Unis</text:p>
      <text:p text:style-name="P18">1868: Le début de l'ere Meiji</text:p>
      <text:p text:style-name="P18">1876,25 juin: La bataille de Little Big Horn</text:p>
      <text:p text:style-name="P18">1945, 27 janvier: La libération d'AuschwitzBirkenau</text:p>
      <text:p text:style-name="P18"><text:span text:style-name="T5">1</text:span>945, 16 juillet: Le premier essai d'une bombe atomique</text:p>
      <text:p text:style-name="P18">1969. 21 juillet : Le premier pas de l'Homme sur la Lune</text:p>
      <text:p text:style-name="P1"><text:line-break/></text:p>
      <text:p text:style-name="P6"><text:soft-page-break/>HISTOIRE DE LA LITTÉRATURE</text:p>
      <text:p text:style-name="P5"/>
      <text:p text:style-name="P5"><text:bookmark text:name="docs-internal-guid-087b5eac-7fff-5081-a11e-2e0f6bd644b3"/>Vers 1100: La Chanson de Roland</text:p>
      <text:p text:style-name="P5">Vers 1170: Le Roman de Renart</text:p>
      <text:p text:style-name="P5">Vers 1190 : Perceval ou le Conte du Graal Chrétien de Troyes</text:p>
      <text:p text:style-name="P5">Vers 1230: Le Roman de la Rose - Guillaume de Lorris</text:p>
      <text:p text:style-name="P5">1405 : La Cité des dames - Christine de Pisan</text:p>
      <text:p text:style-name="P5">Vers 1465 : La Farce de Maître Pathelin</text:p>
      <text:p text:style-name="P5">1532: Pantagruel - François Rabelais</text:p>
      <text:p text:style-name="P5">1552 : Les Amours - Pierre de Ronsard</text:p>
      <text:p text:style-name="P5">1580 : Essais - Michel de Montaigne</text:p>
      <text:p text:style-name="P5">1635: La fondation de l'Académie française</text:p>
      <text:p text:style-name="P5">1637 : Le Cid - Pierre Corneille</text:p>
      <text:p text:style-name="P5">1659: Les Précieuses ridicules – Molière</text:p>
      <text:p text:style-name="P5">1667 : Andromaque - Jean Racine</text:p>
      <text:p text:style-name="P5">1668: Fables - Jean de La Fontaine</text:p>
      <text:p text:style-name="P5">1674: L'Art poétique - Nicolas Boileau</text:p>
      <text:p text:style-name="P5">1678: La Princesse de Clèves - Marie-Madeleine de La Fayette</text:p>
      <text:p text:style-name="P5">1697: Contes de ma mère l'Oie - Charles Perrault</text:p>
      <text:p text:style-name="P5">1721: Lettres persanes – Montesquieu</text:p>
      <text:p text:style-name="P5">1725: Lettres - Marquise de Sévigné</text:p>
      <text:p text:style-name="P5">1730 : Le Jeu de l'amour et du hasard - Pierre Carlet de Marivaux</text:p>
      <text:p text:style-name="P5">1747: Zadig – Voltaire</text:p>
      <text:p text:style-name="P5">1778: Jacques le fataliste et son maître - Denis Diderot</text:p>
      <text:p text:style-name="P5">1782: Les Liaisons dangereuses - Pierre Choderlos de Laclos</text:p>
      <text:p text:style-name="P5">1782: Les Confessions - Jean-Jacques Rousseau</text:p>
      <text:p text:style-name="P5">1784: Le Mariage de Figaro - Pierre-Auguste Caron de Beaumarchais</text:p>
      <text:p text:style-name="P5">1820: Méditations poétiques - Alphonse de Lamartine</text:p>
      <text:p text:style-name="P5">1830: Le Rouge et le Noir – Stendhal</text:p>
      <text:p text:style-name="P5">1835: Le Père Goriot - Honoré de Balzac</text:p>
      <text:p text:style-name="P19">1844: Les Trois Mousquetaires - Alexandre Dumas</text:p>
      <text:p text:style-name="P19">1846 : La Mare au diable - George Sand</text:p>
      <text:p text:style-name="P19">1848 : Mémoires d'outre-tombe - François-René de Chateaubriand</text:p>
      <text:p text:style-name="P20">1856: Madame Bovary - Gustave Flaubert</text:p>
      <text:p text:style-name="P20">1857: Les Fleurs du Mal - Charles Baudelaire</text:p>
      <text:p text:style-name="P20">1862: Les Misérables - Victor Hugo</text:p>
      <text:p text:style-name="P20">1865: De la Terre à la Lune - Jules Verne</text:p>
      <text:p text:style-name="P20">1866: Poèmes saturniens - Paul Verlaine</text:p>
      <text:p text:style-name="P20">1877 : L'Assommoir - Émile Zola</text:p>
      <text:p text:style-name="P20">1886: Illuminations - Arthur Rimbaud</text:p>
      <text:p text:style-name="P20">1886: Le Horla - Guy de Maupassant</text:p>
      <text:p text:style-name="P20">1892: Monsieur chasse ! - Georges Feydeau</text:p>
      <text:p text:style-name="P20">1897 : Cyrano de Bergerac - Edmond Rostand</text:p>
      <text:p text:style-name="P20">1901 : Sully Prudhomme reçoit le premier prix Nobel de littérature</text:p>
      <text:p text:style-name="P20">1913: Alcools - Guillaume Apollinaire</text:p>
      <text:p text:style-name="P20">1913: Du côté de chez Swann - Marcel Proust</text:p>
      <text:p text:style-name="P20">1925: Les Faux-monnayeurs - André Gide</text:p>
      <text:p text:style-name="P20">1926: Capitale de la douleur - Paul Éluard</text:p>
      <text:p text:style-name="P20">1932: Voyage au bout de la nuit - Louis-Ferdinand Céline</text:p>
      <text:p text:style-name="P20">1933: La Condition humaine - André Malraux</text:p>
      <text:p text:style-name="P20">1942: Les Yeux d'Elsa - Louis Aragon</text:p>
      <text:p text:style-name="P20">1942: L'Étranger - Albert Camus</text:p>
      <text:p text:style-name="P20">1943 : Le Petit Prince - Antoine de Saint-Exupéry</text:p>
      <text:p text:style-name="P20"><text:soft-page-break/>1944: Antigone - Jean Anouilh</text:p>
      <text:p text:style-name="P20">1947 : L'Écume des jours - Boris Vian</text:p>
      <text:p text:style-name="P20">1950: La Cantatrice chauve - Eugène lonesco</text:p>
      <text:p text:style-name="P20">1951: Mémoires d'Hadrien - Marguerite Yourcenar</text:p>
      <text:p text:style-name="P20">1956: L'Ère du soupçon - Nathalie Sarraute</text:p>
      <text:p text:style-name="P20">1957: La Gloire de mon père - Marcel Pagnol</text:p>
      <text:p text:style-name="P20">1963: Les Mots - Jean-Paul Sartre</text:p>
      <text:p text:style-name="P20">1984: L'Amant - Marguerite Duras</text:p>
      <text:p text:style-name="P20">1985: Le Chercheur d'or - Jean-Marie Gustave Le Clézio</text:p>
      <text:p text:style-name="P1"/>
      <text:p text:style-name="P3"><text:line-break/><text:span text:style-name="T6">HISTOIRE DE FRANCE</text:span></text:p>
      <text:p text:style-name="P1"/>
      <text:p text:style-name="P4"><text:bookmark text:name="docs-internal-guid-2b4f8fe7-7fff-6395-b886-8d57441af01c"/>Vers - 700 : L'arrivée des Celtes en Gaule</text:p>
      <text:p text:style-name="P4">Vers -600: Les Grecs fondent Marseille</text:p>
      <text:p text:style-name="P4">-390 : Les Gaulois de Brennos mettent Rome à sac</text:p>
      <text:p text:style-name="P4">-52, janvier: Vercingétorix prend la tête des tribus arvernes</text:p>
      <text:p text:style-name="P4">-27: Lyon devient la capitale des Gaules</text:p>
      <text:p text:style-name="P4">177: Le martyre de Blandine</text:p>
      <text:p text:style-name="P4">313,13 juin : La promulgation de l'édit de Milan</text:p>
      <text:p text:style-name="P4">371,4 juillet : Martin devient évêque de Tours</text:p>
      <text:p text:style-name="P4">Vers 400: Les grandes invasions barbares</text:p>
      <text:p text:style-name="P4">496: La bataille de Tolbiac</text:p>
      <text:p text:style-name="P4">639: Dagobert 1er est inhumé dans l'église de Saint-Denis</text:p>
      <text:p text:style-name="P4">732: La bataille de Poitiers</text:p>
      <text:p text:style-name="P4">751: Pépin le Bref devient le premier roi carolingien</text:p>
      <text:p text:style-name="P4">789: Charlemagne met en place des écoles monastiques</text:p>
      <text:p text:style-name="P4">843, 11 août: La naissance du royaume de Francie occidentale</text:p>
      <text:p text:style-name="P4">911: Le traité de Saint-Clair-sur-Epte</text:p>
      <text:p text:style-name="P4">987,25 décembre: Hugues Capet fait sacrer son fils Robert</text:p>
      <text:p text:style-name="P4">1066, 14 octobre: La bataille d'Hastings</text:p>
      <text:p text:style-name="P4">1099, 15 juillet : La prise de Jérusalem</text:p>
      <text:p text:style-name="P4">1152, 18 mai: Aliénor d'Aquitaine se marie avec Henri Plantagenêt</text:p>
      <text:p text:style-name="P4">1214, 27 juillet: La bataille de Bouvines</text:p>
      <text:p text:style-name="P4">Vers 1250 : Louis IX crée le Parlement de Paris</text:p>
      <text:p text:style-name="P4">1302: Philippe Ile Bel convoque les premiers Etats généraux</text:p>
      <text:p text:style-name="P4">1337,24 mai: Philippe VI confisque la Guyenne à Edouard Ill d'Angleterre</text:p>
      <text:p text:style-name="P4">1347: Le début de la peste noire</text:p>
      <text:p text:style-name="P4">1360, 24 octobre: Jean II le Bon est libéré par les Anglais</text:p>
      <text:p text:style-name="P21">1407, 23 novembre: L'assassinat du duc d'Orléans</text:p>
      <text:p text:style-name="P21">1415, 25 octobre: La bataille d'Azincourt</text:p>
      <text:p text:style-name="P21">1429, 29 avril: Jeanne d'Arc entre dans Orléans</text:p>
      <text:p text:style-name="P21">1453, 17 juillet: La bataille de Castillon</text:p>
      <text:p text:style-name="P21">1494, 25 janvier: Charles VIII se lance à la conquête du Royaume de Naples</text:p>
      <text:p text:style-name="P21">1515, 14 septembre : François ler est adoubé par le chevalier Bayard</text:p>
      <text:p text:style-name="P21">1534, 18 octobre : L'Affaire des placards 1562, 1er mars: Le massacre de Wassy</text:p>
      <text:p text:style-name="P21">1593,25 juillet : Henri IV se convertit au définitivement au catholicisme</text:p>
      <text:p text:style-name="P21">1617,24 avril: L'assassinat de Concino Concini</text:p>
      <text:p text:style-name="P21">1627, 10 septembre : Le cardinal Richelieu ordonne le siège de la Rochelle</text:p>
      <text:p text:style-name="P21">1651, 29 décembre: La tête du cardinal Mazarin est mise à prix</text:p>
      <text:p text:style-name="P21">1682: Louis XIV s'installe à Versailles</text:p>
      <text:p text:style-name="P21">1763, 10 février: La France cède le Canada à l'Angleterre</text:p>
      <text:p text:style-name="P21">1776, 7 décembre: Le marquis de La Fayette s'engage aux côtés des insurgés américains</text:p>
      <text:p text:style-name="P21"><text:soft-page-break/>1789, 14 juillet: La prise de la Bastille</text:p>
      <text:p text:style-name="P21">1794, 28 juillet : La chute de Robespierre</text:p>
      <text:p text:style-name="P21">1799, 9 novembre: Le coup d'État du 18 Brumaire</text:p>
      <text:p text:style-name="P21">1825, 29 mai: Le sacre de Charles X</text:p>
      <text:p text:style-name="P21">1830, 29 juillet : Les Trois glorieuses</text:p>
      <text:p text:style-name="P21">1852, 2 décembre: Napoléon III rétablit l'Empire</text:p>
      <text:p text:style-name="P21">1871,28 mai: La Commune de Paris est vaincue</text:p>
      <text:p text:style-name="P21">1894, 22 décembre: La condamnation de Dreyfus</text:p>
      <text:p text:style-name="P21">1904, 8 avril: L'officialisation de l'Entente cordiale</text:p>
      <text:p text:style-name="P21">1905, 9 décembre: La Loi de séparation des Églises et de l'État</text:p>
      <text:p text:style-name="P21">1914, 31 juillet : L'assassinat de Jean Jaurès</text:p>
      <text:p text:style-name="P21">1919, 28 juin : Le traité de Versailles</text:p>
      <text:p text:style-name="P21">1936, 7 juin : Les accords de Matignon</text:p>
      <text:p text:style-name="P21">1940, 18 juin : De Gaulle fonde la France Libre</text:p>
      <text:p text:style-name="P21">1950, 9 mai: La déclaration Schuman</text:p>
      <text:p text:style-name="P21">1962, 3 juillet : L'indépendance de l'Algérie</text:p>
      <text:p text:style-name="P21">1968, 3 mai: La police fait évacuer la Sorbonne</text:p>
      <text:p text:style-name="P21">1981, 18 septembre : L'abolition de la peine de mort</text:p>
      <text:p text:style-name="P21">2002, 17 février: La fin du cours légal du franc</text:p>
      <text:p text:style-name="P21"/>
      <text:p text:style-name="P3"><text:line-break/><text:span text:style-name="T6">HISTOIRE DES ARTS</text:span></text:p>
      <text:p text:style-name="P1"/>
      <text:p text:style-name="P4"><text:bookmark text:name="docs-internal-guid-97ba51f6-7fff-d8ec-bc10-109cd02ff33d"/>Vers -23000: La Vénus de Willendorf</text:p>
      <text:p text:style-name="P4">Vers - 15000: Les grottes d'Altamira</text:p>
      <text:p text:style-name="P4">Vers-4000: Les mégalithes de Carnac</text:p>
      <text:p text:style-name="P4">Vers -2500:Le Grand sphinx de Gizeh</text:p>
      <text:p text:style-name="P4">Vers-2120: Les statues de Goudéa</text:p>
      <text:p text:style-name="P4">Vers - 1550 : Le Livre des morts</text:p>
      <text:p text:style-name="P4">Vers -1500: La calligraphie extrême orientale</text:p>
      <text:p text:style-name="P4">Vers -1330: Le masque d'or de Toutankhamon</text:p>
      <text:p text:style-name="P4">Vers -850: Llliade et l'Odyssée – Homere</text:p>
      <text:p text:style-name="P4">Vers -600: Les vases de Corinthe</text:p>
      <text:p text:style-name="P4">Vers -600: La tombe de Vix</text:p>
      <text:p text:style-name="P4">Vers -450 : Le Discobole – Myron</text:p>
      <text:p text:style-name="P4">Vers -447: Athena Parthenos – Phidias</text:p>
      <text:p text:style-name="P4">Vers -100: La Mosaïque d'Alexandre dans la maison du Faune</text:p>
      <text:p text:style-name="P4">Vers -20 : L'Enéide - Virgile Vers 10:Le théâtre antique d'Orange</text:p>
      <text:p text:style-name="P4">Vers 350:Les fresques de la catacombe de Marcelin et Pierre</text:p>
      <text:p text:style-name="P21">Vers 600: Les masques de jade mayas de style classique</text:p>
      <text:p text:style-name="P21">Vers 600: Le chant grégorien</text:p>
      <text:p text:style-name="P21">786: Le Mihrab de la cathédrale de Cordoue</text:p>
      <text:p text:style-name="P21">Vers 1070: La Tapisserie de Bayeux</text:p>
      <text:p text:style-name="P21">1181: Lancelot ou le Chevalier de la charrette - Chrétien de Troyes</text:p>
      <text:p text:style-name="P21">Vers 1200 : Les vitraux de Chartres</text:p>
      <text:p text:style-name="P21">1321: La Comédie-Dante Alighieri</text:p>
      <text:p text:style-name="P21">1386 : La cathédrale de Milan</text:p>
      <text:p text:style-name="P21">Vers 1410 : Les Tres Riches Heures du duc de Berry - Les freres de Limbourg</text:p>
      <text:p text:style-name="P21">1485: La Naissance de Vénus - Sandro Botticelli</text:p>
      <text:p text:style-name="P21">1492 Le château d'Amboise-Style Rennaissance</text:p>
      <text:p text:style-name="P21">1498: La cene-Léonard de Vinci</text:p>
      <text:p text:style-name="P21">1534: Gargantua - François Rabelais </text:p>
      <text:p text:style-name="P21">1541: La création d'Adam-Michel Ange</text:p>
      <text:p text:style-name="P21"><text:soft-page-break/>1554: Persée tenant la tête de La Méduse - Benvenuto Cellini</text:p>
      <text:p text:style-name="P21">1597 : Romeo et Juliette - William Shakespeare</text:p>
      <text:p text:style-name="P21">1600: La Vocation de saint Matthieu-te Caravage</text:p>
      <text:p text:style-name="P21">1615: L'Ingénieux Hidalgo Don Quichotte de la Manche - Miguel de Cervantes</text:p>
      <text:p text:style-name="P21">1642: La Ronde de nuit – Rembrandt</text:p>
      <text:p text:style-name="P21">1656: Les Ménines - Diego Velázquez</text:p>
      <text:p text:style-name="P21">1670: Le Bourgeois gentilhomme-Molière</text:p>
      <text:p text:style-name="P21">1721: Lettres persanes – Montesquieu</text:p>
      <text:p text:style-name="P21">1764: Le Panthéon de Paris - Jacques-Germain Soufflot</text:p>
      <text:p text:style-name="P21">1769: Marie-Madeleine Guimard - Jean-Honoré Fragonard</text:p>
      <text:p text:style-name="P21">1791: Requiem en ré mineur-Wolfgang Amadeus Mozart</text:p>
      <text:p text:style-name="P21">1818: Le Voyageur au-dessus de la mer de nuages - Caspar Friedrich</text:p>
      <text:p text:style-name="P21">1831 : Notre-Dame de Paris - Victor Hugo</text:p>
      <text:p text:style-name="P21">1862: Le Palais Garnier</text:p>
      <text:p text:style-name="P21">1863: Le Déjeuner sur l'herbe - Edouard Manet</text:p>
      <text:p text:style-name="P21">1872: Impression, soleil levant-Claude Monet</text:p>
      <text:p text:style-name="P21"><text:span text:style-name="T7">1</text:span>877 : Le Lac des cygnes - Piotr llitch Tchaikovski</text:p>
      <text:p text:style-name="P21">1888: Tournesols dans un vase - Vincent van Gogh</text:p>
      <text:p text:style-name="P21">1898: Pectoral à la libellule - René Lalique</text:p>
      <text:p text:style-name="P21">1902: Le Penseur-Auguste Rodin</text:p>
      <text:p text:style-name="P21">1905: Little Nemo in Slumberland - Winsor McCay</text:p>
      <text:p text:style-name="P21">1907 : Crazy Thunder - Edward Curtis</text:p>
      <text:p text:style-name="P21">1907: Pablo Picasso ouvre la voie au cubisme</text:p>
      <text:p text:style-name="P21">1910: Fenêtres simultanées sur la ville – Delaunay</text:p>
      <text:p text:style-name="P21">1931: Salvador Dali expose ses premieres ceuvres surréalistes</text:p>
      <text:p text:style-name="P21">1936: Les Temps modernes - Charlie Chapa</text:p>
      <text:p text:style-name="P21">1956: Tulip Chair - Eero Saarinen</text:p>
      <text:p text:style-name="P21">1962: Andy Warhol participe à l'exposition « <text:span text:style-name="T7">The </text:span>New Realists »</text:p>
      <text:p text:style-name="P21">1967: What a Wonderful World - Louis Arms<text:span text:style-name="T7">trong</text:span></text:p>
      <text:p text:style-name="P21"/>
      <text:p text:style-name="P17"/>
      <text:p text:style-name="P30"><text:span text:style-name="T8">MONUMENTS DE FRANCE</text:span></text:p>
      <text:p text:style-name="P29"><text:line-break/><text:bookmark text:name="docs-internal-guid-a0dcf113-7fff-9c19-1deb-333c170a32f2"/>Vers -4000 : Les alignements de Carnac</text:p>
      <text:p text:style-name="P29">Vers - 1200 : L'obélisque de Louxor (Paris)</text:p>
      <text:p text:style-name="P29">-7 : Le trophée des Alpes (La Turbie)</text:p>
      <text:p text:style-name="P29">Vers 10 : Le théâtre antique d'Orange</text:p>
      <text:p text:style-name="P29">Vers 50 : Le pont du Gard (Vers-Pont-du-Gard)</text:p>
      <text:p text:style-name="P29">Vers 80 : Les arènes d'Arles</text:p>
      <text:p text:style-name="P29">Vers 250 : Les remparts de la cité de Carcassonne</text:p>
      <text:p text:style-name="P29">Vers 350 : Le baptistère Saint-Jean (Poitiers)</text:p>
      <text:p text:style-name="P29">Vers 575 : La nécropole royale de la basilique Saint Denis (Saint-Denis)</text:p>
      <text:p text:style-name="P29">Vers 870 : La basilique Saint-Sernin (Toulouse)</text:p>
      <text:p text:style-name="P29">910 : L'abbaye de Cluny</text:p>
      <text:p text:style-name="P29">966 : L'abbaye du Mont Saint-Michel (Le Mont-Saint-Michel)</text:p>
      <text:p text:style-name="P29">969 : L'église Saint-Michel d'Aiguilhe</text:p>
      <text:p text:style-name="P29">Vers 1000 : Le fort de Joux (La Cluse-et-Mijoux)</text:p>
      <text:p text:style-name="P29">1070 : Le château de Peyrepertuse (Duilhacsous-Peyrepertuse)</text:p>
      <text:p text:style-name="P29">1101 : L'abbaye royale de Fontevraud (Fontevraud-l'Abbaye)</text:p>
      <text:p text:style-name="P29">1135 : La cathédrale de Saint Etienne de Sens</text:p>
      <text:p text:style-name="P29">1147 : Le château du Haut-Koenigsbourg (Orschwiller)</text:p>
      <text:p text:style-name="P29">1155 : Les remparts de Saint-Malo</text:p>
      <text:p text:style-name="P29">1163 : La cathédrale Notre-Dame de Paris</text:p>
      <text:p text:style-name="P29"><text:soft-page-break/>1197 : Château-Gaillard (Les Andelys)</text:p>
      <text:p text:style-name="P29">1211 : La cathédrale Notre-Dame de Reims</text:p>
      <text:p text:style-name="P29">Vers 1230 : Le palais de la Berbie (Albi)</text:p>
      <text:p text:style-name="P29">1335 : Le Palais des Papes (Avignon)</text:p>
      <text:p text:style-name="P29">Vers 1350 : La tour Saint-Nicolas (La Rochelle)</text:p>
      <text:p text:style-name="P29">1364 : Le donjon de Vincennes</text:p>
      <text:p text:style-name="P29">1365 : Le palais des ducs de Bourgogne (Dijon)</text:p>
      <text:p text:style-name="P29">1419 : Le château de la citadelle de Corte</text:p>
      <text:p text:style-name="P29">1443 : Les Hospices de Beaune</text:p>
      <text:p text:style-name="P29">1463 : Le beffroi d'Arras</text:p>
      <text:p text:style-name="P29">1465 : Le château des ducs de Bretagne (Nantes)</text:p>
      <text:p text:style-name="P27">1513 : Le château de Chenonceau (Chenonceaux)</text:p>
      <text:p text:style-name="P27">1519 : Le château de Chambord</text:p>
      <text:p text:style-name="P27">1527 : Le château d'If (Marseille)</text:p>
      <text:p text:style-name="P27">1578 : Le pont Neuf (Paris)</text:p>
      <text:p text:style-name="P27">1584 : Le phare de Cordouan (Verdon-sur-Mer)</text:p>
      <text:p text:style-name="P27">1605 : La place des Vosges (Paris)</text:p>
      <text:p text:style-name="P27">1615 : Le palais du Luxembourg (Paris)</text:p>
      <text:p text:style-name="P27">1652 : La Vieille Bourse (Lille)</text:p>
      <text:p text:style-name="P27">1664 : Le château de Versailles</text:p>
      <text:p text:style-name="P27">1684 : L'église Notre-Dame-des-Anges (Collioure)</text:p>
      <text:p text:style-name="P27">1722 : Le palais Bourbon (Paris)</text:p>
      <text:p text:style-name="P27">1732 : Le palais Rohan (Strasbourg)</text:p>
      <text:p text:style-name="P27">1752 : La place Stanislas (Nancy)</text:p>
      <text:p text:style-name="P27">1757 : Le Panthéon (Paris)</text:p>
      <text:p text:style-name="P27">1804 : Le fort Boyard (Île-d'Aix)</text:p>
      <text:p text:style-name="P27">1806 : L'arc de Triomphe de l'Étoile (Paris)</text:p>
      <text:p text:style-name="P27">1853 : La basilique Notre-Dame-de-la-Garde (Marseille)</text:p>
      <text:p text:style-name="P27">1858 : Le château de Pierrefonds</text:p>
      <text:p text:style-name="P27">1872 : La basilique Notre-Dame-deFourvière (Lyon)</text:p>
      <text:p text:style-name="P27">1875 : La basilique du Sacré-Coeur de Montmartre (Paris)</text:p>
      <text:p text:style-name="P27">1879 : Le palais du Facteur Cheval (Hauterives)</text:p>
      <text:p text:style-name="P27">1887 : La tour Eiffel (Paris)</text:p>
      <text:p text:style-name="P27">1890 : Le pont-canal de Briare (Briare et Saint-Firmin-sur-Loire)</text:p>
      <text:p text:style-name="P27">1894 : Le monument aux Girondins (Bordeaux)</text:p>
      <text:p text:style-name="P27">1922 : La Grande Mosquée de Paris</text:p>
      <text:p text:style-name="P27">1924 : La nouvelle gare de Limoges-Bénédictins (Limoges)</text:p>
      <text:p text:style-name="P27">1947 : Le cimetière américain de Collevillesur-Mer</text:p>
      <text:p text:style-name="P27">1985 : La pyramide du Louvre (Paris)</text:p>
      <text:p text:style-name="P27">2001 : Le viaduc de Millau (Millau et Creissels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2-06-23T19:45:36.553000000</dc:date>
    <meta:editing-duration>PT35M57S</meta:editing-duration>
    <meta:editing-cycles>7</meta:editing-cycles>
    <meta:document-statistic meta:table-count="0" meta:image-count="0" meta:object-count="0" meta:page-count="11" meta:paragraph-count="545" meta:word-count="4154" meta:character-count="24004" meta:non-whitespace-character-count="20374"/>
  </office:meta>
</office:document-meta>
</file>